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left="-0.5909in" fo:margin-right="-0.6229in">
        <style:tab-stops/>
      </style:paragraph-properties>
    </style:style>
    <style:style style:name="T2" style:parent-style-name="DefaultParagraphFont" style:family="text">
      <style:text-properties fo:font-weight="bold" style:font-weight-asian="bold" style:font-weight-complex="bold" fo:font-size="12pt" style:font-size-asian="12pt" style:font-size-complex="12pt" fo:language="en" fo:country="US"/>
    </style:style>
    <style:style style:name="T3" style:parent-style-name="DefaultParagraphFont" style:family="text">
      <style:text-properties fo:font-size="12pt" style:font-size-asian="12pt" style:font-size-complex="12pt" fo:language="en" fo:country="US"/>
    </style:style>
    <style:style style:name="P4" style:parent-style-name="Normal" style:family="paragraph">
      <style:paragraph-properties fo:text-align="justify" fo:margin-left="-0.5909in" fo:margin-right="-0.6229in">
        <style:tab-stops/>
      </style:paragraph-properties>
    </style:style>
    <style:style style:name="T5" style:parent-style-name="DefaultParagraphFont" style:family="text">
      <style:text-properties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T8" style:parent-style-name="DefaultParagraphFont" style:family="text">
      <style:text-properties fo:font-size="12pt" style:font-size-asian="12pt" style:font-size-complex="12pt" fo:language="en" fo:country="US"/>
    </style:style>
    <style:style style:name="T9" style:parent-style-name="DefaultParagraphFont" style:family="text">
      <style:text-properties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T14" style:parent-style-name="DefaultParagraphFont" style:family="text">
      <style:text-properties fo:font-size="12pt" style:font-size-asian="12pt" style:font-size-complex="12pt" fo:language="en" fo:country="US"/>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fo:language="en" fo:country="US"/>
    </style:style>
    <style:style style:name="T17" style:parent-style-name="DefaultParagraphFont" style:family="text">
      <style:text-properties fo:font-size="12pt" style:font-size-asian="12pt" style:font-size-complex="12pt" fo:language="en" fo:country="US"/>
    </style:style>
    <style:style style:name="T18" style:parent-style-name="DefaultParagraphFont" style:family="text">
      <style:text-properties fo:font-size="12pt" style:font-size-asian="12pt" style:font-size-complex="12pt" fo:language="en" fo:country="US"/>
    </style:style>
    <style:style style:name="T19" style:parent-style-name="DefaultParagraphFont" style:family="text">
      <style:text-properties fo:font-size="12pt" style:font-size-asian="12pt" style:font-size-complex="12pt" fo:language="en" fo:country="US"/>
    </style:style>
    <style:style style:name="T20" style:parent-style-name="DefaultParagraphFont" style:family="text">
      <style:text-properties fo:font-size="12pt" style:font-size-asian="12pt" style:font-size-complex="12pt" fo:language="en" fo:country="US"/>
    </style:style>
    <style:style style:name="T21" style:parent-style-name="DefaultParagraphFont" style:family="text">
      <style:text-properties fo:font-size="12pt" style:font-size-asian="12pt" style:font-size-complex="12pt" fo:language="en" fo:country="US"/>
    </style:style>
    <style:style style:name="T22" style:parent-style-name="DefaultParagraphFont" style:family="text">
      <style:text-properties fo:font-size="12pt" style:font-size-asian="12pt" style:font-size-complex="12pt" fo:language="en" fo:country="US"/>
    </style:style>
    <style:style style:name="T23" style:parent-style-name="DefaultParagraphFont" style:family="text">
      <style:text-properties fo:font-size="12pt" style:font-size-asian="12pt" style:font-size-complex="12pt" fo:language="en" fo:country="US"/>
    </style:style>
    <style:style style:name="T24" style:parent-style-name="DefaultParagraphFont" style:family="text">
      <style:text-properties fo:font-size="12pt" style:font-size-asian="12pt" style:font-size-complex="12pt" fo:language="en" fo:country="US"/>
    </style:style>
    <style:style style:name="T25" style:parent-style-name="DefaultParagraphFont" style:family="text">
      <style:text-properties fo:font-size="12pt" style:font-size-asian="12pt" style:font-size-complex="12pt" fo:language="en" fo:country="US"/>
    </style:style>
    <style:style style:name="T26" style:parent-style-name="DefaultParagraphFont" style:family="text">
      <style:text-properties fo:font-size="12pt" style:font-size-asian="12pt" style:font-size-complex="12pt" fo:language="en" fo:country="US"/>
    </style:style>
    <style:style style:name="T27" style:parent-style-name="DefaultParagraphFont" style:family="text">
      <style:text-properties fo:font-size="12pt" style:font-size-asian="12pt" style:font-size-complex="12pt" fo:language="en" fo:country="US"/>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fo:font-size="12pt" style:font-size-asian="12pt" style:font-size-complex="12pt" fo:language="en" fo:country="US"/>
    </style:style>
    <style:style style:name="T31" style:parent-style-name="DefaultParagraphFont" style:family="text">
      <style:text-properties fo:font-size="12pt" style:font-size-asian="12pt" style:font-size-complex="12pt" fo:language="en" fo:country="US"/>
    </style:style>
    <style:style style:name="T32" style:parent-style-name="DefaultParagraphFont" style:family="text">
      <style:text-properties fo:font-size="12pt" style:font-size-asian="12pt" style:font-size-complex="12pt" fo:language="en" fo:country="US"/>
    </style:style>
    <style:style style:name="T33" style:parent-style-name="DefaultParagraphFont" style:family="text">
      <style:text-properties fo:font-size="12pt" style:font-size-asian="12pt" style:font-size-complex="12pt" fo:language="en" fo:country="US"/>
    </style:style>
    <style:style style:name="T34" style:parent-style-name="DefaultParagraphFont" style:family="text">
      <style:text-properties fo:font-size="12pt" style:font-size-asian="12pt" style:font-size-complex="12pt" fo:language="en" fo:country="US"/>
    </style:style>
    <style:style style:name="T35" style:parent-style-name="DefaultParagraphFont" style:family="text">
      <style:text-properties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fo:font-size="12pt" style:font-size-asian="12pt" style:font-size-complex="12pt" fo:language="en" fo:country="US"/>
    </style:style>
    <style:style style:name="T38" style:parent-style-name="DefaultParagraphFont" style:family="text">
      <style:text-properties fo:font-size="12pt" style:font-size-asian="12pt" style:font-size-complex="12pt" fo:language="en" fo:country="US"/>
    </style:style>
    <style:style style:name="T39" style:parent-style-name="DefaultParagraphFont" style:family="text">
      <style:text-properties fo:font-size="12pt" style:font-size-asian="12pt" style:font-size-complex="12pt" fo:language="en" fo:country="US"/>
    </style:style>
    <style:style style:name="T40" style:parent-style-name="DefaultParagraphFont" style:family="text">
      <style:text-properties fo:font-size="12pt" style:font-size-asian="12pt" style:font-size-complex="12pt" fo:language="en" fo:country="US"/>
    </style:style>
    <style:style style:name="T41" style:parent-style-name="DefaultParagraphFont" style:family="text">
      <style:text-properties fo:font-size="12pt" style:font-size-asian="12pt" style:font-size-complex="12pt" fo:language="en" fo:country="US"/>
    </style:style>
    <style:style style:name="T42" style:parent-style-name="DefaultParagraphFont" style:family="text">
      <style:text-properties fo:font-size="12pt" style:font-size-asian="12pt" style:font-size-complex="12pt" fo:language="en" fo:country="US"/>
    </style:style>
    <style:style style:name="T43" style:parent-style-name="DefaultParagraphFont" style:family="text">
      <style:text-properties fo:font-size="12pt" style:font-size-asian="12pt" style:font-size-complex="12pt" fo:language="en" fo:country="US"/>
    </style:style>
    <style:style style:name="T44" style:parent-style-name="DefaultParagraphFont" style:family="text">
      <style:text-properties fo:font-size="12pt" style:font-size-asian="12pt" style:font-size-complex="12pt" fo:language="en" fo:country="US"/>
    </style:style>
    <style:style style:name="T45" style:parent-style-name="DefaultParagraphFont" style:family="text">
      <style:text-properties fo:font-size="12pt" style:font-size-asian="12pt" style:font-size-complex="12pt" fo:language="en" fo:country="US"/>
    </style:style>
    <style:style style:name="T46" style:parent-style-name="DefaultParagraphFont" style:family="text">
      <style:text-properties fo:font-size="12pt" style:font-size-asian="12pt" style:font-size-complex="12pt" fo:language="en" fo:country="US"/>
    </style:style>
    <style:style style:name="T47" style:parent-style-name="DefaultParagraphFont" style:family="text">
      <style:text-properties fo:font-size="12pt" style:font-size-asian="12pt" style:font-size-complex="12pt" fo:language="en" fo:country="US"/>
    </style:style>
    <style:style style:name="T48" style:parent-style-name="DefaultParagraphFont" style:family="text">
      <style:text-properties fo:font-size="12pt" style:font-size-asian="12pt" style:font-size-complex="12pt" fo:language="en" fo:country="US"/>
    </style:style>
    <style:style style:name="T49" style:parent-style-name="DefaultParagraphFont" style:family="text">
      <style:text-properties fo:font-size="12pt" style:font-size-asian="12pt" style:font-size-complex="12pt" fo:language="en" fo:country="US"/>
    </style:style>
    <style:style style:name="T50" style:parent-style-name="DefaultParagraphFont" style:family="text">
      <style:text-properties fo:font-size="12pt" style:font-size-asian="12pt" style:font-size-complex="12pt" fo:language="en" fo:country="US"/>
    </style:style>
    <style:style style:name="T51" style:parent-style-name="DefaultParagraphFont" style:family="text">
      <style:text-properties fo:font-size="12pt" style:font-size-asian="12pt" style:font-size-complex="12pt" fo:language="en" fo:country="US"/>
    </style:style>
    <style:style style:name="T52" style:parent-style-name="DefaultParagraphFont" style:family="text">
      <style:text-properties fo:font-size="12pt" style:font-size-asian="12pt" style:font-size-complex="12pt" fo:language="en" fo:country="US"/>
    </style:style>
    <style:style style:name="T53" style:parent-style-name="DefaultParagraphFont" style:family="text">
      <style:text-properties fo:font-size="12pt" style:font-size-asian="12pt" style:font-size-complex="12pt" fo:language="en" fo:country="US"/>
    </style:style>
    <style:style style:name="T54" style:parent-style-name="DefaultParagraphFont" style:family="text">
      <style:text-properties fo:font-size="12pt" style:font-size-asian="12pt" style:font-size-complex="12pt" fo:language="en" fo:country="US"/>
    </style:style>
    <style:style style:name="T55" style:parent-style-name="DefaultParagraphFont" style:family="text">
      <style:text-properties fo:font-size="12pt" style:font-size-asian="12pt" style:font-size-complex="12pt" fo:language="en" fo:country="US"/>
    </style:style>
    <style:style style:name="T56" style:parent-style-name="DefaultParagraphFont" style:family="text">
      <style:text-properties fo:font-size="12pt" style:font-size-asian="12pt" style:font-size-complex="12pt" fo:language="en" fo:country="US"/>
    </style:style>
    <style:style style:name="T57" style:parent-style-name="DefaultParagraphFont" style:family="text">
      <style:text-properties fo:font-size="12pt" style:font-size-asian="12pt" style:font-size-complex="12pt" fo:language="en" fo:country="US"/>
    </style:style>
    <style:style style:name="T58" style:parent-style-name="DefaultParagraphFont" style:family="text">
      <style:text-properties fo:font-size="12pt" style:font-size-asian="12pt" style:font-size-complex="12pt" fo:language="en" fo:country="US"/>
    </style:style>
    <style:style style:name="T59" style:parent-style-name="DefaultParagraphFont" style:family="text">
      <style:text-properties fo:font-size="12pt" style:font-size-asian="12pt" style:font-size-complex="12pt" fo:language="en" fo:country="US"/>
    </style:style>
    <style:style style:name="T60" style:parent-style-name="DefaultParagraphFont" style:family="text">
      <style:text-properties fo:font-size="12pt" style:font-size-asian="12pt" style:font-size-complex="12pt" fo:language="en" fo:country="US"/>
    </style:style>
    <style:style style:name="T61" style:parent-style-name="DefaultParagraphFont" style:family="text">
      <style:text-properties fo:font-size="12pt" style:font-size-asian="12pt" style:font-size-complex="12pt" fo:language="en" fo:country="US"/>
    </style:style>
  </office:automatic-styles>
  <office:body>
    <office:text text:use-soft-page-breaks="true">
      <text:p text:style-name="P1"><text:span text:style-name="T2">Introduction:<text:s/></text:span><text:span text:style-name="T3">Deepanshu Jangra a teacher and wants to be an IT professional.</text:span></text:p>
      <text:p text:style-name="P4"><text:span text:style-name="T5">Deepanshu Jangra once was a student in Literacy India and now is an IT instructor in Literacy India. His journey from student to intern, intern to IT instructor says a lot and sets an example for those how wants to dig out gold by only drilling few inches.<text:s/></text:span><text:span text:style-name="T6">First of all, it is important for everyone to understand that one should not only work harder but also should have excellent focus on goal to achieve something. Watching on dream is<text:s/></text:span><text:span text:style-name="T7">not even<text:s/></text:span><text:span text:style-name="T8">first step,<text:s/></text:span><text:span text:style-name="T9">one<text:s/></text:span><text:span text:style-name="T10">has</text:span><text:span text:style-name="T11"><text:s/>to work on n steps to achieve target.<text:s/></text:span><text:span text:style-name="T12">And we have this boy who is working on himself and ready to perform these stems for his growth in life.</text:span><text:span text:style-name="T13"><text:s/>He accepted that no was their when he was at that stage of life where everyone needs guidance. Most of the people accepts defeat and flow with time and never try for regrowth. But this boy dares and ready for regrowth. Only and only a few rarely thinks to pursue career in IT field and Deepanshu is one of these.<text:s/></text:span><text:span text:style-name="T14">From a counselling session at<text:s/></text:span><text:span text:style-name="T15">Organization,</text:span><text:span text:style-name="T16"><text:s/>he came to know about the different fields of the working Organizations. And he got attracted towards the IT fields as technology is his one of the interest</text:span><text:span text:style-name="T17"><text:s/>areas.<text:s/></text:span><text:span text:style-name="T18">He Successfully completed his CCA course form Literacy India and Later on he enrolled for Full Stack course in Literacy India.</text:span><text:span text:style-name="T19"><text:s/>He selected a different path from his core study and is moving at a high pace towards his target.<text:s/></text:span><text:span text:style-name="T20">How many son</text:span><text:span text:style-name="T21">s</text:span><text:span text:style-name="T22"><text:s/>or daughters of a farmer dares to think their career in IT field but he did that.</text:span><text:span text:style-name="T23"><text:s/></text:span><text:span text:style-name="T24">He applied for internship at Literacy India and his qualities help him to</text:span><text:span text:style-name="T25"><text:s/></text:span><text:span text:style-name="T26">qualify for that and a center Gupta Colony is allotted to him.</text:span><text:span text:style-name="T27"><text:s/>He<text:s/></text:span><text:span text:style-name="T28">started working there. He was not only performing his duties well but also learning the work culture<text:s/></text:span><text:span text:style-name="T29">of an organization<text:s/></text:span><text:span text:style-name="T30">and new things.</text:span><text:span text:style-name="T31"><text:s/>He quickly mingles up with the<text:s/></text:span><text:span text:style-name="T32">center’s</text:span><text:span text:style-name="T33"><text:s/>other faculty members, understands the centers responsibilities and with the students. He was just re-creating the image that he learned when he was student. He also<text:s/></text:span><text:span text:style-name="T34">guides</text:span><text:span text:style-name="T35"><text:s/>and council the student very well as he knows what the right guidance can do to a protentional students and even he didn’t want guidance gap that he faced.</text:span><text:span text:style-name="T36"><text:s/>With the time and understanding the heat of moment he is promoted to the main teacher’s post.<text:s/></text:span><text:span text:style-name="T37">It’s his hard-work, focus and dedication to put him there.<text:s/></text:span><text:span text:style-name="T38">He is currently handling the center from the front always involved in the main events on the center. <text:s/></text:span><text:span text:style-name="T39">With the time he<text:s/></text:span><text:span text:style-name="T40">tightens</text:span><text:span text:style-name="T41"><text:s/>his roots as one the good Mentors and creates a<text:s/></text:span><text:span text:style-name="T42">healthy bond</text:span><text:span text:style-name="T43"><text:s/>with the students with that he is also taking care of the management part of the center.<text:s/></text:span><text:span text:style-name="T44">Now he is well known face of the center.<text:s/></text:span><text:span text:style-name="T45">Firstly,</text:span><text:span text:style-name="T46"><text:s/>the student, then intern and now a faculty 3 different roles were played by a single person.<text:s/></text:span><text:span text:style-name="T47">Even having a respectful job, he didn’t forget his focus, still he wants to be an IT<text:s/></text:span><text:span text:style-name="T48">Professional</text:span><text:span text:style-name="T49">.<text:s/></text:span><text:span text:style-name="T50">In a 1 to 1 interaction with Director Mr. Satya Prakash Sir he said he’s doing self-study on web development and also garbed a front-end project of an<text:s/></text:span><text:span text:style-name="T51">Institution</text:span><text:span text:style-name="T52">.</text:span><text:span text:style-name="T53"><text:s/></text:span><text:span text:style-name="T54">He’s working on it.</text:span><text:span text:style-name="T55"><text:s/>He’s<text:s/></text:span><text:span text:style-name="T56">using</text:span><text:span text:style-name="T57"><text:s/>the technique of multi-tasking as it’s known to him how take out time for himself and gain the target which is rigid in back of his mind.<text:s/></text:span><text:span text:style-name="T58">He learning the things, doing his duties and pursuing his ambition with all.</text:span><text:span text:style-name="T59"><text:s/>He joined the online training session by organization even when he was off duty as he understands his responsibility and the fact that his careless can cause effect children’s life and he never wanted to take a chance.<text:s/></text:span><text:span text:style-name="T60">Literacy India always develop students but a new beginning is started where trainers are prepared for their dream job. Deepanshu a pure beneficiary of Literacy India, facing 3 different phases of Literacy India makes him different from others and his focus makes him different from different.</text:span><text:span text:style-name="T61"><text:s/>Deepanshu will be one of the most shining stars of the Literacy India one day.<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788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teracy India</meta:initial-creator>
    <dc:creator>Literacy India</dc:creator>
    <meta:creation-date>2023-11-04T10:31:00Z</meta:creation-date>
    <dc:date>2023-11-04T10:31:00Z</dc:date>
    <meta:template xlink:href="Normal" xlink:type="simple"/>
    <meta:editing-cycles>2</meta:editing-cycles>
    <meta:editing-duration>PT60S</meta:editing-duration>
    <meta:document-statistic meta:page-count="1" meta:paragraph-count="7" meta:word-count="574" meta:character-count="3842" meta:row-count="27" meta:non-whitespace-character-count="3275"/>
  </office:meta>
</office:document-meta>
</file>